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 10pt" svg:font-family="'Nunito Sans 10pt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unito Sans 10pt"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Nunito Sans 10pt"/>
    </style:style>
    <style:style style:name="P4" style:family="paragraph" style:parent-style-name="Standard">
      <style:paragraph-properties fo:text-align="start" style:justify-single-word="false"/>
      <style:text-properties style:font-name="Nunito Sans 10pt" fo:font-size="16pt" fo:font-weight="bold" officeooo:rsid="000d3f57" officeooo:paragraph-rsid="000d3f57" style:font-size-asian="16pt" style:font-weight-asian="bold" style:font-size-complex="16pt" style:font-weight-complex="bold"/>
    </style:style>
    <style:style style:name="P5" style:family="paragraph" style:parent-style-name="Horizontal_20_Line">
      <style:paragraph-properties fo:text-align="start" style:justify-single-word="false"/>
      <style:text-properties style:font-name="Nunito Sans 10pt" fo:font-size="2pt" style:font-size-asian="1.75pt" style:font-size-complex="2pt"/>
    </style:style>
    <style:style style:name="P6" style:family="paragraph" style:parent-style-name="Standard">
      <style:paragraph-properties fo:text-align="justify" style:justify-single-word="false"/>
      <style:text-properties officeooo:paragraph-rsid="0016efcc"/>
    </style:style>
    <style:style style:name="P7" style:family="paragraph" style:parent-style-name="Standard">
      <style:paragraph-properties fo:text-align="start" style:justify-single-word="false"/>
      <style:text-properties style:font-name="Nunito Sans 10pt" officeooo:paragraph-rsid="00057062"/>
    </style:style>
    <style:style style:name="P8" style:family="paragraph" style:parent-style-name="Standard">
      <style:paragraph-properties fo:text-align="start" style:justify-single-word="false"/>
      <style:text-properties style:font-name="Nunito Sans 10pt" fo:font-size="16pt" fo:font-weight="bold" officeooo:rsid="00059042" officeooo:paragraph-rsid="00059042" style:font-size-asian="16pt" style:font-weight-asian="bold" style:font-size-complex="16pt" style:font-weight-complex="bold"/>
    </style:style>
    <style:style style:name="P9" style:family="paragraph" style:parent-style-name="Horizontal_20_Line">
      <style:paragraph-properties fo:text-align="start" style:justify-single-word="false"/>
      <style:text-properties style:font-name="Nunito Sans 10pt" fo:font-size="2pt" officeooo:paragraph-rsid="00057062" style:font-size-asian="1.75pt" style:font-size-complex="2pt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32dd1e"/>
    </style:style>
    <style:style style:name="P11" style:family="paragraph" style:parent-style-name="Standard">
      <style:paragraph-properties fo:text-align="start" style:justify-single-word="false"/>
      <style:text-properties fo:color="#2a6099" loext:opacity="100%" style:font-name="Nunito Sans 1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fo:font-weight="normal" officeooo:paragraph-rsid="0032dd1e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officeooo:rsid="0035aae3" officeooo:paragraph-rsid="0035aae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2pt" style:text-underline-style="none" fo:font-weight="normal" officeooo:rsid="00373406" officeooo:paragraph-rsid="0037340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2pt" style:text-underline-style="none" fo:font-weight="normal" officeooo:rsid="003b71fc" officeooo:paragraph-rsid="003b71f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style:text-underline-style="none" fo:font-weight="bold" officeooo:rsid="0017532f" officeooo:paragraph-rsid="0005904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officeooo:paragraph-rsid="00059042" style:font-size-asian="12pt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officeooo:paragraph-rsid="00059042"/>
    </style:style>
    <style:style style:name="P19" style:family="paragraph" style:parent-style-name="Standard">
      <style:paragraph-properties fo:line-height="100%" fo:text-align="start" style:justify-single-word="false"/>
      <style:text-properties fo:color="#111111" loext:opacity="100%" style:font-name="Nunito Sans 10pt" fo:font-size="12pt" style:text-underline-style="none" fo:font-weight="normal" officeooo:rsid="00121770" officeooo:paragraph-rsid="00059042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officeooo:paragraph-rsid="00059042"/>
    </style:style>
    <style:style style:name="P21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2pt" style:text-underline-style="none" fo:font-weight="normal" officeooo:rsid="00076839" officeooo:paragraph-rsid="00076839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2pt" officeooo:paragraph-rsid="00059042" style:font-size-asian="12pt" style:font-size-complex="12pt"/>
    </style:style>
    <style:style style:name="P23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2pt" style:text-underline-style="none" fo:font-weight="normal" officeooo:rsid="0017532f" officeooo:paragraph-rsid="0005904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style:text-underline-style="none" fo:font-weight="normal" officeooo:rsid="0017532f" officeooo:paragraph-rsid="0005904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 fo:break-before="page"/>
      <style:text-properties style:use-window-font-color="true" loext:opacity="0%" style:font-name="Nunito Sans 10pt" fo:font-size="12pt" style:text-underline-style="none" officeooo:paragraph-rsid="00059042" style:font-size-asian="12pt" style:font-size-complex="12pt"/>
    </style:style>
    <style:style style:name="P26" style:family="paragraph" style:parent-style-name="Standard">
      <style:paragraph-properties fo:line-height="100%" fo:text-align="start" style:justify-single-word="false"/>
      <style:text-properties fo:color="#111111" loext:opacity="100%" style:font-name="Nunito Sans 10pt" fo:font-size="11pt" style:text-underline-style="none" officeooo:paragraph-rsid="00059042" style:font-size-asian="11pt" style:font-size-complex="11pt"/>
    </style:style>
    <style:style style:name="P27" style:family="paragraph" style:parent-style-name="Standard">
      <style:paragraph-properties fo:line-height="100%" fo:text-align="start" style:justify-single-word="false"/>
      <style:text-properties fo:color="#111111" loext:opacity="100%" style:font-name="Nunito Sans 10pt" fo:font-size="12pt" style:text-underline-style="none" officeooo:paragraph-rsid="00059042" style:font-size-asian="12pt" style:font-size-complex="12pt"/>
    </style:style>
    <style:style style:name="P28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officeooo:paragraph-rsid="00059042"/>
    </style:style>
    <style:style style:name="P29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2pt" style:text-underline-style="none" officeooo:rsid="002e4a90" officeooo:paragraph-rsid="002cd19e" style:font-size-asian="12pt" style:font-size-complex="12pt"/>
    </style:style>
    <style:style style:name="P30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2pt" style:text-underline-style="none" officeooo:rsid="00321298" officeooo:paragraph-rsid="0025f7fa" style:font-size-asian="12pt" style:font-size-complex="12pt"/>
    </style:style>
    <style:style style:name="P31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2pt" style:text-underline-style="none" officeooo:rsid="00321298" officeooo:paragraph-rsid="002cd19e" style:font-size-asian="12pt" style:font-size-complex="12pt"/>
    </style:style>
    <style:style style:name="P32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2pt" style:text-underline-style="none" officeooo:rsid="002dfbfe" officeooo:paragraph-rsid="00059042" style:font-size-asian="12pt" style:font-size-complex="12pt"/>
    </style:style>
    <style:style style:name="P33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1pt" style:text-underline-style="none" officeooo:rsid="002e4a90" officeooo:paragraph-rsid="00059042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Nunito Sans 10pt" fo:font-size="16pt" officeooo:paragraph-rsid="00131829" style:font-size-asian="16pt" style:font-size-complex="16pt"/>
    </style:style>
    <style:style style:name="P35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131829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Nunito Sans 10pt" fo:font-size="12pt" officeooo:rsid="00057062" officeooo:paragraph-rsid="00131829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Nunito Sans 10pt" fo:font-size="12pt" officeooo:rsid="00121770" officeooo:paragraph-rsid="00131829"/>
    </style:style>
    <style:style style:name="P38" style:family="paragraph" style:parent-style-name="Standard" style:list-style-name="L3">
      <style:paragraph-properties fo:text-align="start" style:justify-single-word="false" fo:break-before="column"/>
      <style:text-properties style:font-name="Nunito Sans 10pt" fo:font-size="12pt" officeooo:rsid="00057062" officeooo:paragraph-rsid="00131829"/>
    </style:style>
    <style:style style:name="P39" style:family="paragraph" style:parent-style-name="Standard">
      <style:paragraph-properties fo:text-align="start" style:justify-single-word="false"/>
      <style:text-properties style:font-name="Nunito Sans 10pt" officeooo:rsid="00057062" officeooo:paragraph-rsid="00131829"/>
    </style:style>
    <style:style style:name="P40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0d3f57"/>
    </style:style>
    <style:style style:name="P41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2pt" style:text-underline-style="none" fo:font-weight="normal" officeooo:rsid="00407410" officeooo:paragraph-rsid="00407410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2pt" style:text-underline-style="none" fo:font-weight="normal" officeooo:rsid="003476bf" officeooo:paragraph-rsid="000d3f57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2pt" officeooo:paragraph-rsid="000d3f57" style:font-size-asian="12pt" style:font-size-complex="12pt"/>
    </style:style>
    <style:style style:name="P44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2pt" style:text-underline-style="none" fo:font-weight="normal" officeooo:rsid="003476bf" officeooo:paragraph-rsid="000ead24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2pt" style:text-underline-style="none" fo:font-weight="normal" officeooo:rsid="0017532f" officeooo:paragraph-rsid="000d3f5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Nunito Sans 10pt" fo:font-size="16pt" fo:font-weight="bold" officeooo:paragraph-rsid="00057062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Nunito Sans 10pt" fo:font-size="16pt" fo:font-weight="bold" officeooo:paragraph-rsid="00057062" style:font-size-asian="16pt" style:font-weight-asian="bold" style:font-size-complex="16pt" style:font-weight-complex="bold"/>
    </style:style>
    <style:style style:name="P48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057062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Nunito Sans 10pt" fo:font-size="12pt" style:text-underline-style="none" officeooo:rsid="00120f3f" officeooo:paragraph-rsid="000d3f57" style:font-size-asian="12pt" style:font-size-complex="12pt"/>
    </style:style>
    <style:style style:name="P50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officeooo:paragraph-rsid="0029423a"/>
    </style:style>
    <style:style style:name="P51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officeooo:paragraph-rsid="001d8a53"/>
    </style:style>
    <style:style style:name="P52" style:family="paragraph" style:parent-style-name="Standard">
      <style:paragraph-properties fo:text-align="start" style:justify-single-word="false"/>
      <style:text-properties style:font-name="Nunito Sans 10pt" fo:font-size="16pt" fo:font-weight="bold" officeooo:paragraph-rsid="00302162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Nunito Sans 10pt" fo:font-size="16pt" fo:font-weight="bold" officeooo:rsid="00302162" officeooo:paragraph-rsid="00302162" style:font-size-asian="16pt" style:font-weight-asian="bold" style:font-size-complex="16pt" style:font-weight-complex="bold"/>
    </style:style>
    <style:style style:name="P54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302162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style:font-name="Nunito Sans 10pt" fo:font-size="12pt" style:text-underline-style="none" fo:font-weight="bold" officeooo:rsid="00302162" officeooo:paragraph-rsid="00302162" style:font-size-asian="12pt" style:font-weight-asian="bold" style:font-size-complex="12pt" style:font-weight-complex="bold"/>
    </style:style>
    <style:style style:name="T1" style:family="text">
      <style:text-properties style:font-name="Nunito Sans 10pt"/>
    </style:style>
    <style:style style:name="T2" style:family="text">
      <style:text-properties style:font-name="Nunito Sans 10pt" officeooo:rsid="00052307"/>
    </style:style>
    <style:style style:name="T3" style:family="text">
      <style:text-properties fo:color="#2a6099" loext:opacity="100%" style:font-name="Nunito Sans 10pt"/>
    </style:style>
    <style:style style:name="T4" style:family="text">
      <style:text-properties style:font-name="Nunito Sans 10pt" officeooo:rsid="0016efcc"/>
    </style:style>
    <style:style style:name="T5" style:family="text">
      <style:text-properties style:font-name="Nunito Sans 10pt" officeooo:rsid="00057062"/>
    </style:style>
    <style:style style:name="T6" style:family="text">
      <style:text-properties style:font-name="Nunito Sans 10pt" fo:font-size="12pt" officeooo:rsid="00248ed4"/>
    </style:style>
    <style:style style:name="T7" style:family="text">
      <style:text-properties style:font-name="Nunito Sans 10pt" officeooo:rsid="0018ef9b"/>
    </style:style>
    <style:style style:name="T8" style:family="text">
      <style:text-properties style:font-name="Nunito Sans 10pt" fo:font-size="12pt" officeooo:rsid="0016efcc"/>
    </style:style>
    <style:style style:name="T9" style:family="text">
      <style:text-properties style:font-name="Nunito Sans 10pt" officeooo:rsid="003c58e9"/>
    </style:style>
    <style:style style:name="T10" style:family="text">
      <style:text-properties fo:color="#2a6099" loext:opacity="100%" style:font-name="Nunito Sans 1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1" style:family="text">
      <style:text-properties style:use-window-font-color="true" loext:opacity="0%" style:font-name="Nunito Sans 10pt" fo:font-size="12pt" fo:font-weight="bold" officeooo:rsid="00654849" style:font-size-asian="12pt" style:font-weight-asian="bold" style:font-size-complex="12pt" style:font-weight-complex="bold"/>
    </style:style>
    <style:style style:name="T12" style:family="text">
      <style:text-properties style:use-window-font-color="true" loext:opacity="0%" style:font-name="Nunito Sans 10pt" fo:font-size="12pt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 style:font-name="Nunito Sans 10pt" fo:font-size="12pt" fo:font-weight="bold" officeooo:rsid="0032dd1e" style:font-size-asian="12pt" style:font-weight-asian="bold" style:font-size-complex="12pt" style:font-weight-complex="bold"/>
    </style:style>
    <style:style style:name="T14" style:family="text">
      <style:text-properties style:use-window-font-color="true" loext:opacity="0%" style:font-name="Nunito Sans 10pt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Nunito Sans 10pt" fo:font-size="12pt" fo:font-weight="normal" officeooo:rsid="0032dd1e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Nunito Sans 10pt" fo:font-size="12pt" fo:font-weight="normal" officeooo:rsid="00059042" style:font-size-asian="12pt" style:font-weight-asian="normal" style:font-size-complex="12pt" style:font-weight-complex="normal"/>
    </style:style>
    <style:style style:name="T17" style:family="text">
      <style:text-properties style:font-name="Nunito Sans 10pt" fo:font-size="12pt" style:text-underline-style="none" fo:font-weight="normal" officeooo:rsid="00260f82" style:font-size-asian="12pt" style:font-weight-asian="normal" style:font-size-complex="12pt" style:font-weight-complex="normal"/>
    </style:style>
    <style:style style:name="T18" style:family="text">
      <style:text-properties style:font-name="Nunito Sans 10pt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style:font-name="Nunito Sans 10pt" fo:font-size="12pt" style:text-underline-style="none" fo:font-weight="normal" officeooo:rsid="0036cf9e" style:font-size-asian="12pt" style:font-weight-asian="normal" style:font-size-complex="12pt" style:font-weight-complex="normal"/>
    </style:style>
    <style:style style:name="T20" style:family="text">
      <style:text-properties style:font-name="Nunito Sans 10pt" fo:font-size="12pt" style:text-underline-style="none" fo:font-weight="normal" officeooo:rsid="00373406" style:font-size-asian="12pt" style:font-weight-asian="normal" style:font-size-complex="12pt" style:font-weight-complex="normal"/>
    </style:style>
    <style:style style:name="T21" style:family="text">
      <style:text-properties officeooo:rsid="0039b252"/>
    </style:style>
    <style:style style:name="T22" style:family="text">
      <style:text-properties officeooo:rsid="003e5050"/>
    </style:style>
    <style:style style:name="T23" style:family="text">
      <style:text-properties officeooo:rsid="0038474c"/>
    </style:style>
    <style:style style:name="T24" style:family="text">
      <style:text-properties style:text-underline-style="none" fo:font-weight="bold" officeooo:rsid="0017532f" style:font-weight-asian="bold" style:font-weight-complex="bold"/>
    </style:style>
    <style:style style:name="T25" style:family="text">
      <style:text-properties style:text-underline-style="none" fo:font-weight="bold" officeooo:rsid="00654849" style:font-weight-asian="bold" style:font-weight-complex="bold"/>
    </style:style>
    <style:style style:name="T26" style:family="text">
      <style:text-properties style:text-underline-style="none" fo:font-weight="normal" officeooo:rsid="0017532f" style:font-weight-asian="normal" style:font-weight-complex="normal"/>
    </style:style>
    <style:style style:name="T27" style:family="text">
      <style:text-properties style:text-underline-style="none" fo:font-weight="normal" officeooo:rsid="0045e778" style:font-weight-asian="normal" style:font-weight-complex="normal"/>
    </style:style>
    <style:style style:name="T28" style:family="text">
      <style:text-properties style:text-underline-style="none" fo:font-weight="normal" officeooo:rsid="00120f3f" style:font-weight-asian="normal" style:font-weight-complex="normal"/>
    </style:style>
    <style:style style:name="T29" style:family="text">
      <style:text-properties style:text-underline-style="none" fo:font-weight="normal" officeooo:rsid="00059042" style:font-weight-asian="normal" style:font-weight-complex="normal"/>
    </style:style>
    <style:style style:name="T30" style:family="text">
      <style:text-properties fo:color="#2a6099" loext:opacity="100%" style:font-name="Nunito Sans 10pt" fo:font-size="12pt" style:font-size-asian="12pt" style:font-size-complex="12pt"/>
    </style:style>
    <style:style style:name="T31" style:family="text">
      <style:text-properties style:font-name="Nunito Sans 10pt" fo:font-size="12pt" style:text-underline-style="none" fo:font-weight="normal" officeooo:rsid="0045e778" style:font-size-asian="12pt" style:font-weight-asian="normal" style:font-size-complex="12pt" style:font-weight-complex="normal"/>
    </style:style>
    <style:style style:name="T32" style:family="text">
      <style:text-properties style:font-name="Nunito Sans 10pt" fo:font-size="12pt" style:text-underline-style="none" fo:font-weight="normal" officeooo:rsid="001ff7b9" style:font-size-asian="12pt" style:font-weight-asian="normal" style:font-size-complex="12pt" style:font-weight-complex="normal"/>
    </style:style>
    <style:style style:name="T33" style:family="text">
      <style:text-properties style:font-name="Nunito Sans 10pt" fo:font-size="12pt" style:text-underline-style="none" fo:font-weight="normal" officeooo:rsid="002c8a90" style:font-size-asian="12pt" style:font-weight-asian="normal" style:font-size-complex="12pt" style:font-weight-complex="normal"/>
    </style:style>
    <style:style style:name="T34" style:family="text">
      <style:text-properties officeooo:rsid="000885be"/>
    </style:style>
    <style:style style:name="T35" style:family="text">
      <style:text-properties style:text-underline-style="none" fo:font-weight="normal" officeooo:rsid="005db285" style:font-weight-asian="normal" style:font-weight-complex="normal"/>
    </style:style>
    <style:style style:name="T36" style:family="text">
      <style:text-properties officeooo:rsid="0016881f"/>
    </style:style>
    <style:style style:name="T37" style:family="text">
      <style:text-properties fo:font-weight="bold" officeooo:rsid="002bda30" style:font-weight-asian="bold" style:font-weight-complex="bold"/>
    </style:style>
    <style:style style:name="T38" style:family="text">
      <style:text-properties fo:font-weight="bold" officeooo:rsid="003d9b82" style:font-weight-asian="bold" style:font-weight-complex="bold"/>
    </style:style>
    <style:style style:name="T39" style:family="text">
      <style:text-properties officeooo:rsid="002bda30"/>
    </style:style>
    <style:style style:name="T40" style:family="text">
      <style:text-properties officeooo:rsid="00120f3f"/>
    </style:style>
    <style:style style:name="T41" style:family="text">
      <style:text-properties officeooo:rsid="0045e778"/>
    </style:style>
    <style:style style:name="T42" style:family="text">
      <style:text-properties fo:color="#2a6099" loext:opacity="100%" fo:font-size="12pt" style:font-size-asian="12pt" style:font-size-complex="12pt"/>
    </style:style>
    <style:style style:name="T43" style:family="text">
      <style:text-properties style:font-name="Nunito Sans 10pt" fo:font-size="12pt" style:text-underline-style="none" officeooo:rsid="002dfbfe" style:font-size-asian="12pt" style:font-size-complex="12pt"/>
    </style:style>
    <style:style style:name="T44" style:family="text">
      <style:text-properties style:font-name="Nunito Sans 10pt" fo:font-size="12pt" style:text-underline-style="none" officeooo:rsid="002d4dc2" style:font-size-asian="12pt" style:font-size-complex="12pt"/>
    </style:style>
    <style:style style:name="T45" style:family="text">
      <style:text-properties style:font-name="Nunito Sans 10pt" fo:font-size="12pt" style:text-underline-style="none" officeooo:rsid="002c8a90" style:font-size-asian="12pt" style:font-size-complex="12pt"/>
    </style:style>
    <style:style style:name="T46" style:family="text">
      <style:text-properties officeooo:rsid="002fc43b"/>
    </style:style>
    <style:style style:name="T47" style:family="text">
      <style:text-properties officeooo:rsid="0025f7fa"/>
    </style:style>
    <style:style style:name="T48" style:family="text">
      <style:text-properties officeooo:rsid="002c8a90"/>
    </style:style>
    <style:style style:name="T49" style:family="text">
      <style:text-properties officeooo:rsid="00420346"/>
    </style:style>
    <style:style style:name="T50" style:family="text">
      <style:text-properties officeooo:rsid="004404e6"/>
    </style:style>
    <style:style style:name="T51" style:family="text">
      <style:text-properties officeooo:rsid="004292db"/>
    </style:style>
    <style:style style:name="T52" style:family="text">
      <style:text-properties officeooo:rsid="003a93da"/>
    </style:style>
    <style:style style:name="T53" style:family="text">
      <style:text-properties officeooo:rsid="003b3fe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211cc4"/>
    </style:style>
    <style:style style:name="T56" style:family="text">
      <style:text-properties officeooo:rsid="00654849"/>
    </style:style>
    <style:style style:name="T57" style:family="text">
      <style:text-properties style:text-underline-style="none" fo:font-weight="normal" officeooo:rsid="0034e0f0" style:font-weight-asian="normal" style:font-weight-complex="normal"/>
    </style:style>
    <style:style style:name="T58" style:family="text">
      <style:text-properties style:text-underline-style="none" fo:font-weight="normal" officeooo:rsid="003476bf" style:font-weight-asian="normal" style:font-weight-complex="normal"/>
    </style:style>
    <style:style style:name="T59" style:family="text">
      <style:text-properties style:text-underline-style="none" fo:font-weight="normal" officeooo:rsid="00654849" style:font-weight-asian="normal" style:font-weight-complex="normal"/>
    </style:style>
    <style:style style:name="T60" style:family="text">
      <style:text-properties officeooo:rsid="0034e0f0"/>
    </style:style>
    <style:style style:name="T61" style:family="text">
      <style:text-properties officeooo:rsid="0038ba50"/>
    </style:style>
    <style:style style:name="T62" style:family="text">
      <style:text-properties officeooo:rsid="000d3f57"/>
    </style:style>
    <style:style style:name="T63" style:family="text">
      <style:text-properties officeooo:rsid="000ead24"/>
    </style:style>
    <style:style style:name="T64" style:family="text">
      <style:text-properties style:font-name="Nunito Sans 10pt" fo:font-size="12pt" style:text-underline-style="none" fo:font-weight="normal" officeooo:rsid="001d8a53" style:font-size-asian="12pt" style:font-weight-asian="normal" style:font-size-complex="12pt" style:font-weight-complex="normal"/>
    </style:style>
    <style:style style:name="T65" style:family="text">
      <style:text-properties style:font-name="Nunito Sans 10pt" fo:font-size="12pt" style:text-underline-style="none" fo:font-weight="normal" officeooo:rsid="0017532f" style:font-size-asian="12pt" style:font-weight-asian="normal" style:font-size-complex="12pt" style:font-weight-complex="normal"/>
    </style:style>
    <style:style style:name="T66" style:family="text">
      <style:text-properties style:font-name="Nunito Sans 10pt" fo:font-size="12pt" style:text-underline-style="none" fo:font-weight="normal" officeooo:rsid="0029423a" style:font-size-asian="12pt" style:font-weight-asian="normal" style:font-size-complex="12pt" style:font-weight-complex="normal"/>
    </style:style>
    <style:style style:name="T67" style:family="text">
      <style:text-properties style:font-name="Nunito Sans 10pt" fo:font-size="12pt" style:text-underline-style="none" fo:font-weight="normal" officeooo:rsid="00120f3f" style:font-size-asian="12pt" style:font-weight-asian="normal" style:font-size-complex="12pt" style:font-weight-complex="normal"/>
    </style:style>
    <style:style style:name="T68" style:family="text">
      <style:text-properties style:font-name="Nunito Sans 10pt" fo:font-size="12pt" style:text-underline-style="none" fo:font-weight="normal" officeooo:rsid="00202d4f" style:font-size-asian="12pt" style:font-weight-asian="normal" style:font-size-complex="12pt" style:font-weight-complex="normal"/>
    </style:style>
    <style:style style:name="T69" style:family="text">
      <style:text-properties style:font-name="Nunito Sans 10pt" fo:font-size="12pt" style:text-underline-style="none" fo:font-weight="normal" officeooo:rsid="0013fa96" style:font-size-asian="12pt" style:font-weight-asian="normal" style:font-size-complex="12pt" style:font-weight-complex="normal"/>
    </style:style>
    <style:style style:name="T70" style:family="text">
      <style:text-properties style:use-window-font-color="true" loext:opacity="0%"/>
    </style:style>
    <style:style style:name="T71" style:family="text">
      <style:text-properties fo:color="#2a6099" loext:opacity="100%" fo:font-weight="normal" officeooo:rsid="0030620b" style:font-weight-asian="normal" style:font-weight-complex="normal"/>
    </style:style>
    <style:style style:name="T72" style:family="text">
      <style:text-properties fo:color="#2a6099" loext:opacity="100%" fo:font-weight="normal" style:font-weight-asian="normal" style:font-weight-complex="normal"/>
    </style:style>
    <style:style style:name="T73" style:family="text">
      <style:text-properties fo:color="#2a6099" loext:opacity="100%" fo:font-weight="normal" officeooo:rsid="00260517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UNO PREGUN</text:p>
      <text:p text:style-name="P2"><text:span text:style-name="T1">Zagreb, </text:span><text:span text:style-name="T2">Croatia</text:span><text:span text:style-name="T1"> | </text:span><text:a xlink:type="simple" xlink:href="mailto:bruno@pregun.com" text:style-name="Internet_20_link" text:visited-style-name="Visited_20_Internet_20_Link"><text:span text:style-name="T3">bruno@pregun.com</text:span></text:a></text:p>
      <text:p text:style-name="P3"/>
      <text:p text:style-name="P4">SUMMARY</text:p>
      <text:p text:style-name="P5"/>
      <text:p text:style-name="P6"><text:span text:style-name="T4">I am a</text:span><text:span text:style-name="T5"> </text:span><text:span text:style-name="T4">freelance </text:span><text:span text:style-name="T5">game programmer and designer</text:span><text:span text:style-name="T4"> with </text:span><text:span text:style-name="T6">several </text:span><text:span text:style-name="T5">years of </text:span><text:span text:style-name="T4">professional </text:span><text:span text:style-name="T5">experience in the </text:span><text:span text:style-name="T4">games </text:span><text:span text:style-name="T5">industry. </text:span><text:span text:style-name="T7">D</text:span><text:span text:style-name="T5">riven by passion for creating immersive experiences, engaging gameplay mechanics, and compelling </text:span><text:span text:style-name="T4">virtual </text:span><text:span text:style-name="T8">worlds and </text:span><text:span text:style-name="T5">narratives.</text:span></text:p>
      <text:p text:style-name="P7"/>
      <text:p text:style-name="P2"><text:span text:style-name="T1">I am </text:span><text:span text:style-name="T9">based in Zagreb and </text:span><text:span text:style-name="T1">currently working at </text:span><text:a xlink:type="simple" xlink:href="https://cutting-edge-games.com/our-studio/" text:style-name="Internet_20_link" text:visited-style-name="Visited_20_Internet_20_Link"><text:span text:style-name="T10">Cutting Edge Entertainment</text:span></text:a><text:span text:style-name="T1">. </text:span></text:p>
      <text:p text:style-name="P7">Concentrating on Game Design, Level Design, Technical Design, and Programming. </text:p>
      <text:p text:style-name="P7"/>
      <text:p text:style-name="P8">EXPERIENCE</text:p>
      <text:p text:style-name="P9"/>
      <text:p text:style-name="P10"><text:span text:style-name="T11">G</text:span><text:span text:style-name="T12">ame</text:span><text:span text:style-name="T13"> Designer</text:span><text:span text:style-name="T12"> at </text:span><text:span text:style-name="T13">CUTTING EDGE ENTERTAINMENT</text:span><text:span text:style-name="T14"> (</text:span><text:span text:style-name="T15">Ju</text:span><text:span text:style-name="T16">ne 2023</text:span><text:span text:style-name="T15"> - Present</text:span><text:span text:style-name="T14">)</text:span></text:p>
      <text:p text:style-name="P11">https://store.steampowered.com/app/2559860/Three_Goblin_Wobblin/</text:p>
      <text:p text:style-name="P11">https://store.steampowered.com/app/3702370/A_Game_About_Mining_an_Asteroid/</text:p>
      <text:p text:style-name="P12"/>
      <text:list text:style-name="L1">
        <text:list-item>
          <text:p text:style-name="P13"><text:span text:style-name="T17">D</text:span><text:span text:style-name="T18">esigning and developing </text:span><text:span text:style-name="T19">multiple indie game projects</text:span><text:span text:style-name="T20"> (UE5 and Godot)</text:span></text:p>
        </text:list-item>
        <text:list-item>
          <text:p text:style-name="P14">Designing and implementing gameplay mechanics</text:p>
        </text:list-item>
        <text:list-item>
          <text:p text:style-name="P14">Modeling 3D environment art assets<text:span text:style-name="T21"> and l</text:span>evel design</text:p>
        </text:list-item>
        <text:list-item>
          <text:p text:style-name="P14">Implemented an in-game level editor</text:p>
        </text:list-item>
        <text:list-item>
          <text:p text:style-name="P15">Recording and editing promotional materials<text:span text:style-name="T22"> </text:span>(screenshots, trailers)</text:p>
        </text:list-item>
        <text:list-item>
          <text:p text:style-name="P14"><text:span text:style-name="T23">Writ</text:span><text:span text:style-name="T21">ing </text:span><text:span text:style-name="T23">and maintain</text:span><text:span text:style-name="T21">ing</text:span><text:span text:style-name="T23"> game design documentation </text:span>for <text:span text:style-name="T23">an </text:span>unannounced project</text:p>
        </text:list-item>
      </text:list>
      <text:p text:style-name="P16"/>
      <text:p text:style-name="P17"><text:span text:style-name="T24">Freelance </text:span><text:span text:style-name="T25">G</text:span><text:span text:style-name="T24">ame </text:span><text:span text:style-name="T25">E</text:span><text:span text:style-name="T24">ngineer at YAGER</text:span><text:span text:style-name="T26"> (</text:span><text:span text:style-name="T27">March </text:span><text:span text:style-name="T26">2022 </text:span><text:span text:style-name="T28">–</text:span><text:span text:style-name="T26"> </text:span><text:span text:style-name="T29">June 2023</text:span><text:span text:style-name="T26">)</text:span></text:p>
      <text:p text:style-name="P18"><text:a xlink:type="simple" xlink:href="https://store.steampowered.com/app/868270/The_Cycle_Frontier/" text:style-name="Internet_20_link" text:visited-style-name="Visited_20_Internet_20_Link"><text:span text:style-name="T30">https://store.steampowered.com/app/868270/The_Cycle_Frontier/</text:span></text:a></text:p>
      <text:p text:style-name="P19"/>
      <text:list text:continue-numbering="true" text:style-name="L1">
        <text:list-item>
          <text:p text:style-name="P20"><text:span text:style-name="T31">Developing and supporting a live service </text:span><text:span text:style-name="T32">extraction shooter game </text:span><text:span text:style-name="T17">in U</text:span><text:span text:style-name="T33">E</text:span><text:span text:style-name="T17">4</text:span></text:p>
        </text:list-item>
        <text:list-item>
          <text:p text:style-name="P21">Focus on meta/<text:span text:style-name="T34">progression</text:span> mechanics and UI engineering support</text:p>
        </text:list-item>
        <text:list-item>
          <text:p text:style-name="P22"><text:span text:style-name="T35">Wo</text:span><text:span text:style-name="T27">rking with </text:span><text:span text:style-name="T26">online infrastructure </text:span><text:span text:style-name="T27">and </text:span><text:span text:style-name="T26">backend platforms (Azure, Playfab)</text:span></text:p>
        </text:list-item>
        <text:list-item>
          <text:p text:style-name="P22"><text:span text:style-name="T35">I</text:span><text:span text:style-name="T26">mplementing support for third party APIs (Twitch Drops, Gamesight)</text:span></text:p>
        </text:list-item>
        <text:list-item>
          <text:p text:style-name="P23">Working <text:span text:style-name="T36">and collaborating </text:span>with a diverse multicultural team</text:p>
        </text:list-item>
      </text:list>
      <text:p text:style-name="P24"/>
      <text:p text:style-name="P25"><text:span text:style-name="T37">Game </text:span><text:span text:style-name="T38">P</text:span><text:span text:style-name="T37">rogrammer</text:span><text:span text:style-name="T39"> </text:span><text:span text:style-name="T37">at </text:span><text:span text:style-name="T37">GAMEPIRES</text:span><text:span text:style-name="T39"> (October 2017 </text:span><text:span text:style-name="T40">–</text:span><text:span text:style-name="T39"> </text:span><text:span text:style-name="T41">March 2022</text:span><text:span text:style-name="T39">)</text:span></text:p>
      <text:p text:style-name="P26"><text:a xlink:type="simple" xlink:href="https://store.steampowered.com/app/513710/SCUM/" text:style-name="Internet_20_link" text:visited-style-name="Visited_20_Internet_20_Link"><text:span text:style-name="T42">https://store.steampowered.com/app/513710/SCUM/</text:span></text:a></text:p>
      <text:p text:style-name="P27"/>
      <text:list text:style-name="L2">
        <text:list-item>
          <text:p text:style-name="P28"><text:span text:style-name="T43">Developing </text:span><text:span text:style-name="T44">and supporting </text:span><text:span text:style-name="T43">a multiplayer survival game in U</text:span><text:span text:style-name="T45">E</text:span><text:span text:style-name="T43">4</text:span></text:p>
        </text:list-item>
        <text:list-item>
          <text:p text:style-name="P29">Successfully leading a team of programmers, animators, and artists <text:span text:style-name="T46">to deliver a major content update</text:span></text:p>
        </text:list-item>
        <text:list-item>
          <text:p text:style-name="P30">Designing, implementing, <text:span text:style-name="T47">and monitoring</text:span> <text:span text:style-name="T48">gameplay </text:span>features in a live multiplayer environment</text:p>
        </text:list-item>
        <text:list-item>
          <text:p text:style-name="P31"><text:span text:style-name="T49">Design</text:span><text:span text:style-name="T50">ing</text:span><text:span text:style-name="T49"> and </text:span><text:span text:style-name="T51">implementing</text:span><text:span text:style-name="T49"> UX and UI solutions for </text:span><text:span text:style-name="T47">various</text:span><text:span text:style-name="T49"> game systems</text:span></text:p>
        </text:list-item>
        <text:list-item>
          <text:p text:style-name="P32">Authoring in-house tools for level design <text:span text:style-name="T52">and art </text:span>department<text:span text:style-name="T52">s</text:span></text:p>
        </text:list-item>
        <text:list-item>
          <text:p text:style-name="P31"><text:span text:style-name="T49">Designing material</text:span><text:span text:style-name="T53">s and</text:span><text:span text:style-name="T49"> shaders for various special effects</text:span></text:p>
        </text:list-item>
      </text:list>
      <text:p text:style-name="P33"/>
      <text:p text:style-name="P34"><text:span text:style-name="T54">SKILLS</text:span></text:p>
      <text:p text:style-name="P35"/>
      <text:section text:style-name="Sect1" text:name="Section1">
        <text:list text:style-name="L3">
          <text:list-item>
            <text:p text:style-name="P36">Programmin<text:span text:style-name="T55">g (C++, UE4, C#, JS)</text:span></text:p>
          </text:list-item>
          <text:list-item>
            <text:p text:style-name="P36">Scripting</text:p>
          </text:list-item>
          <text:list-item>
            <text:p text:style-name="P36">Computer Graphics</text:p>
          </text:list-item>
          <text:list-item>
            <text:p text:style-name="P36">3D Modeling <text:span text:style-name="T55">(Blender)</text:span></text:p>
          </text:list-item>
          <text:list-item>
            <text:p text:style-name="P37">Tech Art</text:p>
          </text:list-item>
          <text:list-item>
            <text:p text:style-name="P38">Game Design</text:p>
          </text:list-item>
          <text:list-item>
            <text:p text:style-name="P36">Level Design</text:p>
          </text:list-item>
          <text:list-item>
            <text:p text:style-name="P36">UI Design</text:p>
          </text:list-item>
          <text:list-item>
            <text:p text:style-name="P36">Teamwork &amp; Collaboration</text:p>
          </text:list-item>
          <text:list-item>
            <text:p text:style-name="P36">Fluent in English</text:p>
          </text:list-item>
        </text:list>
      </text:section>
      <text:p text:style-name="P39"/>
      <text:p text:style-name="P4">SIDE PROJECTS</text:p>
      <text:p text:style-name="P40"/>
      <text:list text:style-name="L4">
        <text:list-item>
          <text:p text:style-name="P41">Multiple unreleased gameplay protoypes (personal projects)</text:p>
        </text:list-item>
        <text:list-item>
          <text:p text:style-name="P42">Cloth and <text:span text:style-name="T56">P</text:span>article <text:span text:style-name="T56">S</text:span>imulation using OpenGL (student project)</text:p>
        </text:list-item>
        <text:list-item>
          <text:p text:style-name="P43"><text:span text:style-name="T57">Modeling</text:span><text:span text:style-name="T58"> and </text:span><text:span text:style-name="T59">V</text:span><text:span text:style-name="T58">isualization of </text:span><text:span text:style-name="T59">V</text:span><text:span text:style-name="T58">irtual </text:span><text:span text:style-name="T59">I</text:span><text:span text:style-name="T58">nteriors (student project)</text:span></text:p>
        </text:list-item>
        <text:list-item>
          <text:p text:style-name="P42"><text:span text:style-name="T60">Basic low-level</text:span> software rasterizer using pure C <text:span text:style-name="T61">code</text:span></text:p>
        </text:list-item>
        <text:list-item>
          <text:p text:style-name="P42">Custom 2D game engine for personal projects</text:p>
        </text:list-item>
        <text:list-item>
          <text:p text:style-name="P44">S<text:span text:style-name="T62">imple note-taking </text:span><text:span text:style-name="T63">and </text:span><text:span text:style-name="T62">mind map</text:span><text:span text:style-name="T63">ping</text:span><text:span text:style-name="T62"> </text:span><text:span text:style-name="T63">javascript </text:span><text:span text:style-name="T62">web app</text:span></text:p>
        </text:list-item>
        <text:list-item>
          <text:p text:style-name="P45">Several short Unreal Engine 4 games for game jams</text:p>
        </text:list-item>
      </text:list>
      <text:p text:style-name="P46"/>
      <text:p text:style-name="P47">EDUCATION</text:p>
      <text:p text:style-name="P48"/>
      <text:p text:style-name="P49"><text:span text:style-name="T54">Faculty of Electrical Engineering and Computing</text:span>, Zagreb, Croatia</text:p>
      <text:list text:continue-numbering="true" text:style-name="L4">
        <text:list-item>
          <text:p text:style-name="P50"><text:span text:style-name="T64">(</text:span><text:span text:style-name="T65">2015 – 2017) </text:span><text:span text:style-name="T66">M</text:span><text:span text:style-name="T67">aster’</text:span><text:span text:style-name="T68">s degree, </text:span><text:span text:style-name="T66">Computer Science</text:span></text:p>
        </text:list-item>
        <text:list-item>
          <text:p text:style-name="P51"><text:span text:style-name="T69">(</text:span><text:span text:style-name="T67">2010 – 2015</text:span><text:span text:style-name="T69">) </text:span><text:span text:style-name="T66">B</text:span><text:span text:style-name="T67">achelor’s degree</text:span><text:span text:style-name="T68">, </text:span><text:span text:style-name="T66">Computer Science</text:span></text:p>
        </text:list-item>
      </text:list>
      <text:p text:style-name="P52"/>
      <text:p text:style-name="P53">LINKS</text:p>
      <text:p text:style-name="P54"/>
      <text:p text:style-name="P55"><text:span text:style-name="T70">Portfolio:</text:span> <text:a xlink:type="simple" xlink:href="https://burstsort.github.io/" text:style-name="Internet_20_link" text:visited-style-name="Visited_20_Internet_20_Link"><text:span text:style-name="T71">bur</text:span><text:span text:style-name="T72">stsort.github.io/</text:span></text:a></text:p>
      <text:p text:style-name="P55"><text:span text:style-name="T70">LinkedIn: </text:span><text:a xlink:type="simple" xlink:href="https://www.linkedin.com/in/bruno-pregun/" text:style-name="Internet_20_link" text:visited-style-name="Visited_20_Internet_20_Link"><text:span text:style-name="T72">linkedin.com/in/bruno-pregun/</text:span></text:a></text:p>
      <text:p text:style-name="P55"><text:span text:style-name="T70">Github:</text:span> <text:a xlink:type="simple" xlink:href="https://github.com/burstsort/" text:style-name="Internet_20_link" text:visited-style-name="Visited_20_Internet_20_Link"><text:span text:style-name="T73">github.com/burstsor</text:span><text:span text:style-name="T71">t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 10pt" svg:font-family="'Nunito Sans 10pt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3465a4" text:number-lines="false" text:line-number="0" style:join-border="false"/>
      <style:text-properties fo:font-size="2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d0d0d0" loext:opacity="100%" officeooo:rsid="00311cf9" officeooo:paragraph-rsid="00311cf9"/>
    </style:style>
    <style:style style:name="MT1" style:family="text">
      <style:text-properties officeooo:rsid="004074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Last Update 202<text:span text:style-name="MT1">5</text:span>-<text:span text:style-name="MT1">10</text:span>-<text:span text:style-name="MT1">0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6-13T14:04:54.832405158</meta:creation-date>
    <dc:date>2025-09-30T19:57:16.805981400</dc:date>
    <meta:editing-duration>PT1H34M1S</meta:editing-duration>
    <meta:editing-cycles>35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59" meta:word-count="397" meta:character-count="2891" meta:non-whitespace-character-count="2583"/>
  </office:meta>
</office:document-meta>
</file>